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36523" officeooo:paragraph-rsid="00036523"/>
    </style:style>
    <style:style style:name="P2" style:family="paragraph" style:parent-style-name="Text_20_body">
      <style:text-properties officeooo:rsid="000563d1" officeooo:paragraph-rsid="000563d1"/>
    </style:style>
    <style:style style:name="P3" style:family="paragraph" style:parent-style-name="Text_20_body">
      <style:text-properties officeooo:rsid="0005a825" officeooo:paragraph-rsid="0005a825"/>
    </style:style>
    <style:style style:name="P4" style:family="paragraph" style:parent-style-name="Text_20_body">
      <style:text-properties officeooo:rsid="00060d3e" officeooo:paragraph-rsid="00060d3e"/>
    </style:style>
    <style:style style:name="P5" style:family="paragraph" style:parent-style-name="Text_20_body">
      <style:text-properties officeooo:rsid="000745ee" officeooo:paragraph-rsid="000745ee"/>
    </style:style>
    <style:style style:name="P6" style:family="paragraph" style:parent-style-name="Title">
      <style:text-properties officeooo:rsid="00036523" officeooo:paragraph-rsid="00036523"/>
    </style:style>
    <style:style style:name="P7" style:family="paragraph" style:parent-style-name="Heading_20_1">
      <style:text-properties officeooo:rsid="00060d3e" officeooo:paragraph-rsid="00060d3e"/>
    </style:style>
    <style:style style:name="T1" style:family="text">
      <style:text-properties officeooo:rsid="00036523"/>
    </style:style>
    <style:style style:name="T2" style:family="text">
      <style:text-properties officeooo:rsid="000563d1"/>
    </style:style>
    <style:style style:name="T3" style:family="text">
      <style:text-properties officeooo:rsid="0005a825"/>
    </style:style>
    <style:style style:name="T4" style:family="text">
      <style:text-properties officeooo:rsid="000745ee"/>
    </style:style>
    <style:style style:name="T5" style:family="text">
      <style:text-properties officeooo:rsid="00084e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apport du projet Ariane</text:p>
      <text:h text:style-name="P7" text:outline-level="1">Code :</text:h>
      <text:p text:style-name="P1">Le code présenté comporte 4 classes, <text:s/>disposés en 3 fichiers, et la bibliothèque upemtk modifiée.</text:p>
      <text:h text:style-name="Heading_20_2" text:outline-level="2">Ariane.py:</text:h>
      <text:h text:style-name="Heading_20_3" text:outline-level="3">ArianeGUI:</text:h>
      <text:p text:style-name="P2">Moteur (graphique) du jeu.</text:p>
      <text:h text:style-name="Heading_20_4" text:outline-level="4"><text:span text:style-name="T1">Initialisation : </text:span><text:s/></text:h>
      <text:p text:style-name="P1">Ouvre le fichier spécifié et traite les informations, principalement le nombre de cases(n), la position de chaque élément(pos), la présence ou non de murs(murs).</text:p>
      <text:h text:style-name="Heading_20_4" text:outline-level="4">trouve_pos, change_pos :</text:h>
      <text:p text:style-name="P1">Outils permettant respectivement de trouver un personnage dans pos, &amp; d'accéder à une case. Ils permettent éventuellement de modifier le contenu.</text:p>
      <text:h text:style-name="Heading_20_4" text:outline-level="4">Maj, maj_pos, maj_fenetre :</text:h>
      <text:p text:style-name="P1">Maj actualise les données d'après les actions du joueur et retourne l'état du jeu. maj_pos actualise l'affichage ; <text:span text:style-name="T3">il est en général </text:span>lancé par maj. maj_fenetre traite les actions dans la deuxième fenêtre.</text:p>
      <text:h text:style-name="Heading_20_4" text:outline-level="4">Annule, new_pos :</text:h>
      <text:p text:style-name="P1">Ces fonctions modifient directement pos, soit en revenant au dernier coup joué, soit en le remplaçant par l'état spécifié.</text:p>
      <text:h text:style-name="Heading_20_4" text:outline-level="4">Loop, <text:span text:style-name="T2">fin_de_partie</text:span> :</text:h>
      <text:p text:style-name="P1">La boucle principale de jeu, <text:span text:style-name="T2">renvoyant la fin du jeu. fin_de_partie est alors lancée.</text:span></text:p>
      <text:h text:style-name="Heading_20_3" text:outline-level="3">ArianeMenu :</text:h>
      <text:p text:style-name="P2">Permet à l'utilisateur de choisir un fichier.</text:p>
      <text:h text:style-name="Heading_20_4" text:outline-level="4">Initialisation :</text:h>
      <text:p text:style-name="P2">Crée une fenêtre et lance la boucle principale du menu.</text:p>
      <text:h text:style-name="Heading_20_4" text:outline-level="4">Loop :</text:h>
      <text:p text:style-name="P2">La boucle principale du menu. Elle peut éventuellement se relancer ou relancer l'initialisation.</text:p>
      <text:h text:style-name="Heading_20_4" text:outline-level="4">Repertoire, choix_jeu, menu_principal:</text:h>
      <text:p text:style-name="P3">Ces fonctions créent des bouutons et retourne le choix de l'utilisateur.</text:p>
      <text:h text:style-name="Heading_20_2" text:outline-level="2"><text:soft-page-break/>depth_first_search :</text:h>
      <text:p text:style-name="P3">Algorithme de recherche en profondeur récursif.</text:p>
      <text:h text:style-name="Heading_20_3" text:outline-level="3">depth_fs :</text:h>
      <text:h text:style-name="Heading_20_4" text:outline-level="4">Initialisation :</text:h>
      <text:p text:style-name="P4">Initialise un moteur de jeu ArianeGUI, la liste des visites et l'affiche éventuellement.</text:p>
      <text:h text:style-name="Heading_20_4" text:outline-level="4">Backpack :</text:h>
      <text:p text:style-name="P4">Lance l'algorithme et retourne le premier chemin trouvé.</text:p>
      <text:h text:style-name="Heading_20_2" text:outline-level="2">breadth_first_search :</text:h>
      <text:p text:style-name="P4">Algorithme de recherche en largeur itératif.</text:p>
      <text:h text:style-name="Heading_20_3" text:outline-level="3">breadth_fs :</text:h>
      <text:h text:style-name="Heading_20_4" text:outline-level="4">Initialisation :</text:h>
      <text:p text:style-name="P4">Initialise un moteur de jeu ArianeGUI, la liste des visites et l'affiche éventuellement.</text:p>
      <text:h text:style-name="Heading_20_4" text:outline-level="4">parlar :</text:h>
      <text:p text:style-name="P4">Lance l'algorithme et retourne le premier chemin trouvé.</text:p>
      <text:h text:style-name="P7" text:outline-level="1">Comment jouer :</text:h>
      <text:p text:style-name="P4">Le jeu respecte les règles imposées. Il est également possible d'annuler un coup, soit en appuyant sur z, soit en <text:span text:style-name="T4">cliquant sur 'Annuler' dans la deuxième fenêtre, soit en cliquant sur les dernières touches pressées, auquel cas plusieurs coups peuvent être annulés en même temps.</text:span></text:p>
      <text:p text:style-name="P5">On peut mettre le jeu en pause avec Escape, et on peut recommencer en appuyant sur r ou dans le menu de fin de partie ou dans la pause. <text:span text:style-name="T5">Le bouton Indice dans la deuxième fenêtre indique un coup possi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3:50:24.031000000</meta:creation-date>
    <dc:date>2018-05-14T16:22:52.806000000</dc:date>
    <meta:editing-duration>PT27M2S</meta:editing-duration>
    <meta:editing-cycles>1</meta:editing-cycles>
    <meta:document-statistic meta:table-count="0" meta:image-count="0" meta:object-count="0" meta:page-count="2" meta:paragraph-count="41" meta:word-count="361" meta:character-count="2326" meta:non-whitespace-character-count="2003"/>
    <meta:generator>LibreOffice/5.0.6.3$Windows_X86_64 LibreOffice_project/490fc03b25318460cfc54456516ea2519c11d1aa</meta:generator>
  </office:meta>
</office:document-meta>
</file>